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13.7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10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85cm" fo:min-width="5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435cm" style:use-optimal-column-width="false"/>
    </style:style>
    <style:style style:name="co4" style:family="table-column">
      <style:table-column-properties style:column-width="1.43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4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998cm" svg:x="2.991cm" svg:y="2.9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hild[0]</text:p>
              </table:table-cell>
              <table:table-cell>
                <text:p>child[1]</text:p>
              </table:table-cell>
              <table:table-cell>
                <text:p>......</text:p>
              </table:table-cell>
              <table:table-cell>
                <text:p>..........</text:p>
              </table:table-cell>
              <table:table-cell>
                <text:p>......</text:p>
              </table:table-cell>
              <table:table-cell>
                <text:p>........</text:p>
              </table:table-cell>
              <table:table-cell>
                <text:p>......</text:p>
              </table:table-cell>
              <table:table-cell>
                <text:p>....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4.2cm" svg:height="3.3cm" svg:x="2.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2cm" svg:height="3.3cm" svg:x="3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3.6cm" svg:x="4.7cm" svg:y="17.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482cm" svg:height="2.04cm" svg:x="4.517cm" svg:y="15.2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3" draw:text-style-name="P2" draw:layer="layout" svg:x1="3.5cm" svg:y1="3.7cm" svg:x2="1.9cm" svg:y2="1.9cm">
          <text:p/>
        </draw:line>
        <draw:line draw:style-name="gr3" draw:text-style-name="P2" draw:layer="layout" svg:x1="5.3cm" svg:y1="3.3cm" svg:x2="5.9cm" svg:y2="1.5cm">
          <text:p/>
        </draw:line>
        <draw:line draw:style-name="gr3" draw:text-style-name="P2" draw:layer="layout" svg:x1="7.5cm" svg:y1="3.5cm" svg:x2="7.5cm" svg:y2="2cm">
          <text:p/>
        </draw:line>
        <draw:line draw:style-name="gr3" draw:text-style-name="P2" draw:layer="layout" svg:x1="9.5cm" svg:y1="3.8cm" svg:x2="9.4cm" svg:y2="1.7cm">
          <text:p/>
        </draw:line>
        <draw:line draw:style-name="gr3" draw:text-style-name="P2" draw:layer="layout" svg:x1="10.8cm" svg:y1="3.6cm" svg:x2="11.1cm" svg:y2="2cm">
          <text:p/>
        </draw:line>
        <draw:line draw:style-name="gr3" draw:text-style-name="P2" draw:layer="layout" svg:x1="12.8cm" svg:y1="3.8cm" svg:x2="12.8cm" svg:y2="1.9cm">
          <text:p/>
        </draw:line>
        <draw:line draw:style-name="gr3" draw:text-style-name="P2" draw:layer="layout" svg:x1="14.4cm" svg:y1="3.3cm" svg:x2="14.4cm" svg:y2="1.7cm">
          <text:p/>
        </draw:line>
        <draw:line draw:style-name="gr3" draw:text-style-name="P2" draw:layer="layout" svg:x1="15.8cm" svg:y1="3.5cm" svg:x2="16.5cm" svg:y2="1.8cm">
          <text:p/>
        </draw:line>
        <draw:frame draw:style-name="gr4" draw:text-style-name="P3" draw:layer="layout" svg:width="2.255cm" svg:height="1.508cm" svg:x="7.5cm" svg:y="6cm">
          <draw:text-box>
            <text:p>key</text:p>
          </draw:text-box>
        </draw:frame>
        <draw:frame draw:style-name="gr4" draw:text-style-name="P3" draw:layer="layout" svg:width="5.201cm" svg:height="1.508cm" svg:x="7.6cm" svg:y="9.7cm">
          <draw:text-box>
            <text:p>character</text:p>
          </draw:text-box>
        </draw:frame>
        <draw:frame draw:style-name="gr4" draw:text-style-name="P3" draw:layer="layout" svg:width="2.504cm" svg:height="1.508cm" svg:x="8.2cm" svg:y="19.1cm">
          <draw:text-box>
            <text:p>size</text:p>
          </draw:text-box>
        </draw:frame>
        <draw:custom-shape draw:style-name="gr5" draw:text-style-name="P1" draw:layer="layout" svg:width="6.2cm" svg:height="3.1cm" svg:x="7.4cm" svg:y="24.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3cm" svg:y1="24.6cm" svg:x2="1.9cm" svg:y2="20.1cm">
          <text:p/>
        </draw:line>
        <draw:line draw:style-name="gr3" draw:text-style-name="P2" draw:layer="layout" svg:x1="2cm" svg:y1="20.3cm" svg:x2="4.6cm" svg:y2="17.3cm">
          <text:p/>
        </draw:line>
        <draw:frame draw:style-name="gr4" draw:text-style-name="P3" draw:layer="layout" svg:width="5.324cm" svg:height="1.508cm" svg:x="7.7cm" svg:y="14.1cm">
          <draw:text-box>
            <text:p>child[256]</text:p>
          </draw:text-box>
        </draw:frame>
        <draw:frame draw:style-name="gr4" draw:text-style-name="P3" draw:layer="layout" svg:width="5.324cm" svg:height="1.508cm" svg:x="13.976cm" svg:y="1.492cm">
          <draw:text-box>
            <text:p>child[256]</text:p>
          </draw:text-box>
        </draw:frame>
        <draw:frame draw:style-name="gr4" draw:text-style-name="P3" draw:layer="layout" svg:width="2.399cm" svg:height="1.508cm" svg:x="14.4cm" svg:y="25.5cm">
          <draw:text-box>
            <text:p>Trie</text:p>
          </draw:text-box>
        </draw:frame>
        <draw:frame draw:style-name="gr4" draw:text-style-name="P3" draw:layer="layout" svg:width="4.342cm" svg:height="1.508cm" svg:x="16.4cm" svg:y="18.2cm">
          <draw:text-box>
            <text:p>Trieroot</text:p>
          </draw:text-box>
        </draw:frame>
        <draw:frame draw:style-name="gr4" draw:text-style-name="P3" draw:layer="layout" svg:width="5.091cm" svg:height="1.508cm" svg:x="7.5cm" svg:y="11.9cm">
          <draw:text-box>
            <text:p>TrieNode</text:p>
          </draw:text-box>
        </draw:frame>
        <draw:frame draw:style-name="gr7" draw:text-style-name="P3" draw:layer="layout" svg:width="0.502cm" svg:height="1.508cm" svg:x="16.9cm" svg:y="13.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00:15:56.205125124</meta:creation-date>
    <dc:date>2016-11-02T00:27:02.098099180</dc:date>
    <meta:editing-duration>PT45S</meta:editing-duration>
    <meta:editing-cycles>1</meta:editing-cycles>
    <meta:document-statistic meta:object-count="25"/>
    <meta:generator>LibreOffice/5.1.4.2$Linux_X86_64 LibreOffice_project/10m0$Build-2</meta:generator>
  </office:meta>
</office:document-meta>
</file>